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e23" officeooo:paragraph-rsid="000d5e23"/>
    </style:style>
    <style:style style:name="P2" style:family="paragraph" style:parent-style-name="Standard">
      <style:paragraph-properties fo:text-align="center" style:justify-single-word="false"/>
      <style:text-properties officeooo:rsid="000d5e23" officeooo:paragraph-rsid="000d5e23"/>
    </style:style>
    <style:style style:name="P3" style:family="paragraph" style:parent-style-name="Standard">
      <style:text-properties fo:font-style="italic" officeooo:rsid="000d5e23" officeooo:paragraph-rsid="000d5e23" style:font-style-asian="italic" style:font-style-complex="italic"/>
    </style:style>
    <style:style style:name="P4" style:family="paragraph" style:parent-style-name="Standard">
      <style:text-properties officeooo:rsid="000daff1" officeooo:paragraph-rsid="000daff1"/>
    </style:style>
    <style:style style:name="P5" style:family="paragraph" style:parent-style-name="Standard">
      <style:text-properties officeooo:rsid="000e84d3" officeooo:paragraph-rsid="000daff1"/>
    </style:style>
    <style:style style:name="P6" style:family="paragraph" style:parent-style-name="Standard">
      <style:text-properties officeooo:rsid="000e84d3" officeooo:paragraph-rsid="000e84d3"/>
    </style:style>
    <style:style style:name="P7" style:family="paragraph" style:parent-style-name="Standard" style:list-style-name="L1">
      <style:text-properties officeooo:rsid="000e84d3" officeooo:paragraph-rsid="000e84d3"/>
    </style:style>
    <style:style style:name="P8" style:family="paragraph" style:parent-style-name="Standard">
      <style:text-properties officeooo:rsid="000fcb16" officeooo:paragraph-rsid="000fcb16"/>
    </style:style>
    <style:style style:name="P9" style:family="paragraph" style:parent-style-name="Standard">
      <style:text-properties officeooo:rsid="000fcb16" officeooo:paragraph-rsid="0010a318"/>
    </style:style>
    <style:style style:name="P10" style:family="paragraph" style:parent-style-name="Standard">
      <style:text-properties officeooo:rsid="0010a318" officeooo:paragraph-rsid="0010a31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ff1"/>
    </style:style>
    <style:style style:name="T3" style:family="text">
      <style:text-properties style:text-position="sub 58%"/>
    </style:style>
    <style:style style:name="T4" style:family="text">
      <style:text-properties officeooo:rsid="000daff1"/>
    </style:style>
    <style:style style:name="T5" style:family="text">
      <style:text-properties officeooo:rsid="000e84d3"/>
    </style:style>
    <style:style style:name="T6" style:family="text">
      <style:text-properties officeooo:rsid="000fcb16"/>
    </style:style>
    <style:style style:name="T7" style:family="text">
      <style:text-properties officeooo:rsid="0010d629"/>
    </style:style>
    <style:style style:name="T8" style:family="text">
      <style:text-properties officeooo:rsid="001139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nt<text:span text:style-name="T5">um</text:span> <text:span text:style-name="T4">Propagation</text:span></text:p>
      <text:p text:style-name="P2">by Sven Nilsen, 2020</text:p>
      <text:p text:style-name="P1"/>
      <text:p text:style-name="P3">In this paper I present an algorithm for simulating quantum functions, <text:span text:style-name="T4">by quantum propagation</text:span>.</text:p>
      <text:p text:style-name="P1"/>
      <text:p text:style-name="P1">A quantum binary function `f` is non-deterministic with a complex probabilistic existential path:</text:p>
      <text:p text:style-name="P1"/>
      <text:p text:style-name="P1"><text:tab/>f : () → 𝔹<text:span text:style-name="T1">n</text:span><text:tab/><text:tab/>∃<text:span text:style-name="T3">pc</text:span>f : 𝔹<text:span text:style-name="T1">n</text:span> → ℂ</text:p>
      <text:p text:style-name="P1"/>
      <text:p text:style-name="P1">A partial observation `g` of `f` is a deterministic function that removes some information:</text:p>
      <text:p text:style-name="P1"/>
      <text:p text:style-name="P1"><text:tab/>g · f<text:tab/><text:tab/><text:tab/>g : 𝔹<text:span text:style-name="T1">n</text:span> → 𝔹<text:span text:style-name="T1">m</text:span><text:tab/><text:tab/>m &lt; n</text:p>
      <text:p text:style-name="P1"/>
      <text:p text:style-name="P1">The probabilistic existential path of `g · f` is computing by summing over complex probability amplitudes and taking the norm squared. <text:span text:style-name="T4">T</text:span>he norm squared <text:span text:style-name="T4">can be written as a product:</text:span></text:p>
      <text:p text:style-name="P1"/>
      <text:p text:style-name="P1"><text:tab/><text:span text:style-name="T4">|x|</text:span><text:span text:style-name="T2">2</text:span><text:span text:style-name="T4"> &lt;=&gt; x · x</text:span><text:span text:style-name="T2">*</text:span></text:p>
      <text:p text:style-name="P1"/>
      <text:p text:style-name="P4">Now, since `x` is a sum of complex probability amplitudes, one can expand the product:</text:p>
      <text:p text:style-name="P4"/>
      <text:p text:style-name="P4"><text:tab/>(∑ i { x<text:span text:style-name="T3">i</text:span> })(∑ j { x<text:span text:style-name="T3">j</text:span> })<text:span text:style-name="T1">*</text:span> = ∑ i, j { x<text:span text:style-name="T3">i</text:span>x<text:span text:style-name="T3">j</text:span><text:span text:style-name="T1">*</text:span> }</text:p>
      <text:p text:style-name="P5"/>
      <text:p text:style-name="P6">From `n` amplitudes, this forms `n<text:span text:style-name="T1">2</text:span>` basis vectors, which are symmetric since `x<text:span text:style-name="T3">i</text:span>x<text:span text:style-name="T3">j</text:span><text:span text:style-name="T1">*</text:span> = x<text:span text:style-name="T3">j</text:span>x<text:span text:style-name="T3">i</text:span><text:span text:style-name="T1">*</text:span>`.</text:p>
      <text:p text:style-name="P6">These are still complex numbers, only their sum has a zero imaginary component.</text:p>
      <text:p text:style-name="P6"/>
      <text:p text:style-name="P6">Instead of summing over outcomes, one can pick a random basis vector for each outcome.</text:p>
      <text:p text:style-name="P6">This is the basic principle for simulating quantum functions using this technique.</text:p>
      <text:p text:style-name="P6"/>
      <text:list xml:id="list2444179963569385356" text:style-name="L1">
        <text:list-item>
          <text:p text:style-name="P7">Probabilities can be computed directly by summing over propagated basis vectors</text:p>
        </text:list-item>
        <text:list-item>
          <text:p text:style-name="P7">In the limit, this sum converges toward a real probability for each outcome</text:p>
        </text:list-item>
        <text:list-item>
          <text:p text:style-name="P7"><text:span text:style-name="T7">At</text:span> any given instant, <text:span text:style-name="T6">every outcome is equally probable if `f` is semi quantum</text:span></text:p>
        </text:list-item>
      </text:list>
      <text:p text:style-name="P6"/>
      <text:p text:style-name="P6">For example, if `f : () → 𝔹<text:span text:style-name="T1">2</text:span>` and `g : 𝔹<text:span text:style-name="T1">2</text:span> → B`, <text:span text:style-name="T6">there are two outcomes:</text:span></text:p>
      <text:p text:style-name="P6"/>
      <text:p text:style-name="P6"><text:tab/><text:span text:style-name="T8">[f] [g] true<text:tab/>[f] [g] false</text:span></text:p>
      <text:p text:style-name="P6"/>
      <text:p text:style-name="P8">Each of these outcomes has a set of basis vectors. One basis vector is picked at random from each set.</text:p>
      <text:p text:style-name="P8"/>
      <text:p text:style-name="P9"><text:tab/>(a, b) : ℂ ⨯ ℂ<text:tab/><text:tab/>Two basis vectors `a` and `b`, one for each outcome</text:p>
      <text:p text:style-name="P9"/>
      <text:p text:style-name="P10"><text:tab/>|a| / (|a| + |b|)<text:tab/><text:tab/>The probability of `[g] true` happening at an instant (50% for semi q.f.)</text:p>
      <text:p text:style-name="P8"/>
      <text:p text:style-name="P8">If `g &lt;=&gt; and`, then there is a set for `00, 01, 10` with size `3<text:span text:style-name="T1">2</text:span> = 9`, and a set for `11` with size `1<text:span text:style-name="T1">2</text:span> = 1`.</text:p>
      <text:p text:style-name="P8"/>
      <text:p text:style-name="P10">The norm of the sum over such basis vectors is a statistical sample with a built-in uncertainty principle. When the sample size is short, there can be non-zero outcomes that converges to zero probabi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3:17.650187000</meta:creation-date>
    <dc:date>2020-04-29T18:49:25.864680000</dc:date>
    <meta:editing-duration>PT13M35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370" meta:character-count="1954" meta:non-whitespace-character-count="1599"/>
  </office:meta>
</office:document-meta>
</file>